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36a2"/>
    </style:style>
    <style:style style:name="P2" style:family="paragraph" style:parent-style-name="Standard">
      <style:text-properties officeooo:paragraph-rsid="002027bb"/>
    </style:style>
    <style:style style:name="T1" style:family="text">
      <style:text-properties fo:color="#ce9178" style:font-name="Droid Sans Mono" fo:font-size="10.5pt" fo:font-weight="normal" fo:background-color="#1f1f1f" loext:char-shading-value="0"/>
    </style:style>
    <style:style style:name="T2" style:family="text">
      <style:text-properties officeooo:rsid="001d36a2"/>
    </style:style>
    <style:style style:name="T3" style:family="text">
      <style:text-properties officeooo:rsid="002027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ST ODT</text:p>
      <text:p text:style-name="Standard">Con fecha $date</text:p>
      <text:p text:style-name="P2"><text:span text:style-name="T3">y mensaje: $message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2-10T23:19:39.914551656</meta:creation-date>
    <dc:date>2026-02-11T00:17:20.283352601</dc:date>
    <meta:editing-duration>PT57M4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" meta:word-count="8" meta:character-count="42" meta:non-whitespace-character-count="37"/>
  </office:meta>
</office:document-meta>
</file>